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rsid="0018816c" style:font-name-asian="WenQuanYi Micro Hei" style:font-size-asian="12pt" style:font-size-complex="12pt"/>
    </style:style>
    <style:style style:name="P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29a896" style:font-name-asian="WenQuanYi Micro Hei" style:font-size-asian="12pt" style:font-size-complex="12pt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30a5ab" style:font-name-asian="WenQuanYi Micro Hei" style:font-size-asian="12pt" style:font-size-complex="12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367873" style:font-name-asian="WenQuanYi Micro Hei" style:font-size-asian="12pt" style:font-size-complex="12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39d112" style:font-name-asian="WenQuanYi Micro Hei" style:font-size-asian="12pt" style:font-size-complex="12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3a7861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3f37d8" style:font-name-asian="WenQuanYi Micro Hei" style:font-size-asian="12pt" style:font-size-complex="12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42e723" style:font-name-asian="WenQuanYi Micro Hei" style:font-size-asian="12pt" style:font-size-complex="12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48bd8b" style:font-name-asian="WenQuanYi Micro Hei" style:font-size-asian="12pt" style:font-size-complex="12pt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18816c" officeooo:paragraph-rsid="0041476f" style:font-name-asian="WenQuanYi Micro Hei" style:font-size-asian="12pt" style:font-size-complex="12p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18816c" officeooo:paragraph-rsid="004bae75" style:font-name-asian="WenQuanYi Micro Hei" style:font-size-asian="12pt" style:font-size-complex="12pt"/>
    </style:style>
    <style:style style:name="P1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50419" officeooo:paragraph-rsid="00250419" style:font-name-asian="WenQuanYi Micro Hei" style:font-size-asian="12pt" style:font-size-complex="12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56a359" style:font-name-asian="WenQuanYi Micro Hei" style:font-size-asian="12pt" style:font-size-complex="12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5c01db" style:font-name-asian="WenQuanYi Micro Hei" style:font-size-asian="12pt" style:font-size-complex="12pt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6006dc" style:font-name-asian="WenQuanYi Micro Hei" style:font-size-asian="12pt" style:font-size-complex="12pt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645c77" style:font-name-asian="WenQuanYi Micro Hei" style:font-size-asian="12pt" style:font-size-complex="12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8816c" officeooo:paragraph-rsid="0064dbe7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0266abd" officeooo:paragraph-rsid="00266abd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rsid="002d8465" officeooo:paragraph-rsid="002d8465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rsid="00383fc9" officeooo:paragraph-rsid="00383fc9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rsid="003c9aa1" officeooo:paragraph-rsid="003c9aa1" style:font-name-asian="WenQuanYi Micro Hei" style:font-size-asian="12pt" style:font-size-complex="12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44def1" officeooo:paragraph-rsid="0044def1" style:font-name-asian="WenQuanYi Micro Hei" style:font-size-asian="12pt" style:font-size-complex="12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4a0c87" officeooo:paragraph-rsid="004a0c87" style:font-name-asian="WenQuanYi Micro Hei" style:font-size-asian="12pt" style:font-size-complex="12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4bae75" officeooo:paragraph-rsid="004bae75" style:font-name-asian="WenQuanYi Micro Hei" style:font-size-asian="12pt" style:font-size-complex="12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250419" officeooo:paragraph-rsid="003f37d8" style:font-name-asian="WenQuanYi Micro Hei" style:font-size-asian="12pt" style:font-size-complex="12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250419" officeooo:paragraph-rsid="004ce28a" style:font-name-asian="WenQuanYi Micro Hei" style:font-size-asian="12pt" style:font-size-complex="12pt"/>
    </style:style>
    <style:style style:name="T1" style:family="text">
      <style:text-properties officeooo:rsid="00130930"/>
    </style:style>
    <style:style style:name="T2" style:family="text">
      <style:text-properties officeooo:rsid="00184e72"/>
    </style:style>
    <style:style style:name="T3" style:family="text">
      <style:text-properties officeooo:rsid="0018816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816c" style:font-weight-asian="bold" style:font-weight-complex="bold"/>
    </style:style>
    <style:style style:name="T6" style:family="text">
      <style:text-properties fo:font-weight="bold" officeooo:rsid="004ce28a" style:font-weight-asian="bold" style:font-weight-complex="bold"/>
    </style:style>
    <style:style style:name="T7" style:family="text">
      <style:text-properties officeooo:rsid="001e669e"/>
    </style:style>
    <style:style style:name="T8" style:family="text">
      <style:text-properties officeooo:rsid="00217068"/>
    </style:style>
    <style:style style:name="T9" style:family="text">
      <style:text-properties officeooo:rsid="00250419"/>
    </style:style>
    <style:style style:name="T10" style:family="text">
      <style:text-properties officeooo:rsid="0029a896"/>
    </style:style>
    <style:style style:name="T11" style:family="text">
      <style:text-properties officeooo:rsid="002ba0f3"/>
    </style:style>
    <style:style style:name="T12" style:family="text">
      <style:text-properties officeooo:rsid="002bfc50"/>
    </style:style>
    <style:style style:name="T13" style:family="text">
      <style:text-properties officeooo:rsid="0030a5ab"/>
    </style:style>
    <style:style style:name="T14" style:family="text">
      <style:text-properties officeooo:rsid="00326acb"/>
    </style:style>
    <style:style style:name="T15" style:family="text">
      <style:text-properties officeooo:rsid="00344891"/>
    </style:style>
    <style:style style:name="T16" style:family="text">
      <style:text-properties officeooo:rsid="00367873"/>
    </style:style>
    <style:style style:name="T17" style:family="text">
      <style:text-properties officeooo:rsid="00373de7"/>
    </style:style>
    <style:style style:name="T18" style:family="text">
      <style:text-properties officeooo:rsid="0037ed4b"/>
    </style:style>
    <style:style style:name="T19" style:family="text">
      <style:text-properties officeooo:rsid="0039d112"/>
    </style:style>
    <style:style style:name="T20" style:family="text">
      <style:text-properties officeooo:rsid="003a7861"/>
    </style:style>
    <style:style style:name="T21" style:family="text">
      <style:text-properties officeooo:rsid="003c618b"/>
    </style:style>
    <style:style style:name="T22" style:family="text">
      <style:text-properties officeooo:rsid="003f37d8"/>
    </style:style>
    <style:style style:name="T23" style:family="text">
      <style:text-properties officeooo:rsid="0041476f"/>
    </style:style>
    <style:style style:name="T24" style:family="text">
      <style:text-properties officeooo:rsid="00425c58"/>
    </style:style>
    <style:style style:name="T25" style:family="text">
      <style:text-properties officeooo:rsid="0042bad2"/>
    </style:style>
    <style:style style:name="T26" style:family="text">
      <style:text-properties officeooo:rsid="0042e723"/>
    </style:style>
    <style:style style:name="T27" style:family="text">
      <style:text-properties officeooo:rsid="0048bd8b"/>
    </style:style>
    <style:style style:name="T28" style:family="text">
      <style:text-properties officeooo:rsid="00499f7b"/>
    </style:style>
    <style:style style:name="T29" style:family="text">
      <style:text-properties officeooo:rsid="004bae75"/>
    </style:style>
    <style:style style:name="T30" style:family="text">
      <style:text-properties officeooo:rsid="004ce28a"/>
    </style:style>
    <style:style style:name="T31" style:family="text">
      <style:text-properties officeooo:rsid="00508770"/>
    </style:style>
    <style:style style:name="T32" style:family="text">
      <style:text-properties officeooo:rsid="0053669b"/>
    </style:style>
    <style:style style:name="T33" style:family="text">
      <style:text-properties officeooo:rsid="005549cf"/>
    </style:style>
    <style:style style:name="T34" style:family="text">
      <style:text-properties officeooo:rsid="0056a359"/>
    </style:style>
    <style:style style:name="T35" style:family="text">
      <style:text-properties officeooo:rsid="00581e65"/>
    </style:style>
    <style:style style:name="T36" style:family="text">
      <style:text-properties officeooo:rsid="00583ec0"/>
    </style:style>
    <style:style style:name="T37" style:family="text">
      <style:text-properties officeooo:rsid="0059e4c5"/>
    </style:style>
    <style:style style:name="T38" style:family="text">
      <style:text-properties officeooo:rsid="005a4016"/>
    </style:style>
    <style:style style:name="T39" style:family="text">
      <style:text-properties officeooo:rsid="005c01db"/>
    </style:style>
    <style:style style:name="T40" style:family="text">
      <style:text-properties officeooo:rsid="005d0f6c"/>
    </style:style>
    <style:style style:name="T41" style:family="text">
      <style:text-properties officeooo:rsid="005efe1b"/>
    </style:style>
    <style:style style:name="T42" style:family="text">
      <style:text-properties officeooo:rsid="00610a87"/>
    </style:style>
    <style:style style:name="T43" style:family="text">
      <style:text-properties officeooo:rsid="00611460"/>
    </style:style>
    <style:style style:name="T44" style:family="text">
      <style:text-properties officeooo:rsid="006245cd"/>
    </style:style>
    <style:style style:name="T45" style:family="text">
      <style:text-properties officeooo:rsid="00638190"/>
    </style:style>
    <style:style style:name="T46" style:family="text">
      <style:text-properties officeooo:rsid="0064dbe7"/>
    </style:style>
    <style:style style:name="T47" style:family="text">
      <style:text-properties officeooo:rsid="006673b9"/>
    </style:style>
    <style:style style:name="T48" style:family="text">
      <style:text-properties officeooo:rsid="006866c3"/>
    </style:style>
    <style:style style:name="T49" style:family="text">
      <style:text-properties officeooo:rsid="0068fb51"/>
    </style:style>
    <style:style style:name="T50" style:family="text">
      <style:text-properties officeooo:rsid="0069c6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字符</text:span>处理有两类函数：<text:span text:style-name="T4">分类</text:span>与<text:span text:style-name="T4">转换</text:span>。分类函数的名称以<text:span text:style-name="T1">is开头，转换函数的名称以to开头，一般在ctype.h头文件中声明。宽字符处理也有分类与转换函数之分，这些函数的名称以</text:span><text:span text:style-name="T2">isw和tow开头，还有通用的分类与转换函数，wctrans和to</text:span><text:span text:style-name="T3">wctrans，这些函数都在头文件wctype.h中定义。<text:line-break/>习惯上，C语言中的</text:span><text:span text:style-name="T5">字符串</text:span><text:span text:style-name="T3">是以null字符（</text:span><text:span text:style-name="T7">'\0'</text:span><text:span text:style-name="T3">）结尾的字符数组。C</text:span><text:span text:style-name="T8">89增补1增加了与普通字符串函数并行的宽字符串函数，差别在于宽字符串函数所带的参数类型为wchar_t*而不是char*，宽字符串函数名把普通字符串函数开头的字母str改成wcs，宽字符串以宽null字符终止，比较宽字符串时，比较wchar_t元素的整数值，宽字符串不进行解释，不会发生编码错误。</text:span></text:p>
      <text:p text:style-name="P2">下面列举一些与字符串相关的函数。</text:p>
      <text:p text:style-name="P13">char* strcat(char *dest, const char *src);</text:p>
      <text:p text:style-name="P13">char* strncat(char *dest, const char *src, size_t n);</text:p>
      <text:p text:style-name="P19">函数strcat将字符串src的内容添加到字符串dest末尾，返回dest值，strncat函数从src内容中将最多n个字符添加到dest末尾。</text:p>
      <text:p text:style-name="P3"><text:span text:style-name="T11">i</text:span><text:span text:style-name="T10">nt strcmp(const char *s1, const char *s2);</text:span></text:p>
      <text:p text:style-name="P3"><text:span text:style-name="T10">int strncmp(const char *s1, const char *s2, </text:span><text:span text:style-name="T12">size_t n</text:span><text:span text:style-name="T10">);</text:span></text:p>
      <text:p text:style-name="P20">函数strcmp在词法上比较以null终止的字符串s1与以null终止的字符串s2的内容，返回一个int类型值，在s1小于s2时小于0，在s1等于s2是为0，在s1大于s2时大于0，函数strncmp与strcmp相似，只是至多比较以null终止的字符串s1的前n个字符与以null终止的字符串s2的前n个字符。</text:p>
      <text:p text:style-name="P4"><text:span text:style-name="T9">char* strc</text:span><text:span text:style-name="T13">py</text:span><text:span text:style-name="T9">(char *dest, const char *src);</text:span></text:p>
      <text:p text:style-name="P4"><text:span text:style-name="T9">char* strnc</text:span><text:span text:style-name="T13">py</text:span><text:span text:style-name="T9">(char *dest, const char *src, size_t n);</text:span></text:p>
      <text:p text:style-name="P2">函数strcpy将字符串src的内容复制到字符串dest<text:span text:style-name="T14">，覆盖dest中原先的内容，返回dest，函数strncpy只把n个字符复制到dest</text:span><text:span text:style-name="T15">。</text:span></text:p>
      <text:p text:style-name="P5"><text:span text:style-name="T9">size_</text:span><text:span text:style-name="T16">t</text:span><text:span text:style-name="T9"> </text:span><text:span text:style-name="T17">strlen</text:span><text:span text:style-name="T9">(const char *</text:span><text:span text:style-name="T18">s</text:span><text:span text:style-name="T9">);</text:span></text:p>
      <text:p text:style-name="P21">函数strlen返回s中终止null字符之前的字符数。</text:p>
      <text:p text:style-name="P6"><text:span text:style-name="T9">char* strchr(const char *s, </text:span><text:span text:style-name="T19">int c</text:span><text:span text:style-name="T9">);</text:span></text:p>
      <text:p text:style-name="P7"><text:span text:style-name="T9">char* str</text:span><text:span text:style-name="T20">r</text:span><text:span text:style-name="T21">c</text:span><text:span text:style-name="T9">hr(const char *s, </text:span><text:span text:style-name="T19">int c</text:span><text:span text:style-name="T9">);</text:span></text:p>
      <text:p text:style-name="P22">函数strchr搜索字符串s中第一次出现的字符c，如果在字符串中找到了字符c，则返回指向第一个c的指针，函数strrchr与strchr相似，只是返回指向最后一个字符c的指针。</text:p>
      <text:p text:style-name="P8"><text:span text:style-name="T9">size_</text:span><text:span text:style-name="T16">t</text:span><text:span text:style-name="T9"> </text:span><text:span text:style-name="T22">strspn</text:span><text:span text:style-name="T9">(const char *</text:span><text:span text:style-name="T18">s, </text:span><text:span text:style-name="T22">const char *set</text:span><text:span text:style-name="T9">);</text:span></text:p>
      <text:p text:style-name="P8"><text:span text:style-name="T9">size_</text:span><text:span text:style-name="T16">t</text:span><text:span text:style-name="T9"> </text:span><text:span text:style-name="T22">strcspn</text:span><text:span text:style-name="T9">(const char *</text:span><text:span text:style-name="T18">s, </text:span><text:span text:style-name="T22">const char *set</text:span><text:span text:style-name="T9">);</text:span></text:p>
      <text:p text:style-name="P8"><text:span text:style-name="T22">char</text:span><text:span text:style-name="T9">* </text:span><text:span text:style-name="T22">strpbrk</text:span><text:span text:style-name="T9">(const char *</text:span><text:span text:style-name="T18">s, </text:span><text:span text:style-name="T22">const char *set</text:span><text:span text:style-name="T9">);</text:span></text:p>
      <text:p text:style-name="P11"><text:span text:style-name="T23">函数strspn搜索字符串s中第一个不包含在字符串set中的字符，跳过那些set中包含的字符，返回的值是s中从第一个字符起全部由set中字符组成的段的最大长度</text:span><text:span text:style-name="T24">，函数strcspn与strspn相似</text:span><text:span text:style-name="T25">，只是搜索字符串s中第一个在字符串set中的字符，跳过不在set中的字符，函数strpbrk与strcspn相似，只是返回指向找到的set中第一个字符的指针，而不是跳过的字符数。</text:span></text:p>
      <text:p text:style-name="P9"><text:span text:style-name="T9">char* strstr(</text:span><text:span text:style-name="T26">const </text:span><text:span text:style-name="T9">char *</text:span><text:span text:style-name="T26">src</text:span><text:span text:style-name="T9">, const char *</text:span><text:span text:style-name="T26">sub</text:span><text:span text:style-name="T9">);</text:span></text:p>
      <text:p text:style-name="P9"><text:soft-page-break/><text:span text:style-name="T9">char* str</text:span><text:span text:style-name="T26">tok</text:span><text:span text:style-name="T9">(char *</text:span><text:span text:style-name="T26">str</text:span><text:span text:style-name="T9">, const char *</text:span><text:span text:style-name="T26">set</text:span><text:span text:style-name="T9">);</text:span></text:p>
      <text:p text:style-name="P23">函数strstr找到字符串src中第一次出现字符串sub的位置，并返回指向第一次出现的子串的开头的指针。strtok函数将字符串str分解为由字符串set中的字符分隔的记号。</text:p>
      <text:p text:style-name="P10"><text:span text:style-name="T27">int</text:span><text:span text:style-name="T9"> </text:span><text:span text:style-name="T27">strcoll</text:span><text:span text:style-name="T9">(</text:span><text:span text:style-name="T28">const </text:span><text:span text:style-name="T9">char *</text:span><text:span text:style-name="T26">s</text:span><text:span text:style-name="T28">1</text:span><text:span text:style-name="T9">, const char *</text:span><text:span text:style-name="T26">s</text:span><text:span text:style-name="T28">2</text:span><text:span text:style-name="T9">);</text:span></text:p>
      <text:p text:style-name="P10"><text:span text:style-name="T28">size_t</text:span><text:span text:style-name="T9"> str</text:span><text:span text:style-name="T28">xfrm</text:span><text:span text:style-name="T9">(char *</text:span><text:span text:style-name="T28">dest</text:span><text:span text:style-name="T9">, const char *</text:span><text:span text:style-name="T26">s</text:span><text:span text:style-name="T28">rc, size_t len</text:span><text:span text:style-name="T9">);</text:span></text:p>
      <text:p text:style-name="P24">strcoll与strxfrm函数提供特定区域设置的字符串排序功能。</text:p>
      <text:p text:style-name="P12"><text:span text:style-name="T9">另外</text:span><text:span text:style-name="T29">，还有一些类型转换函数，例如strtod、strtof、strtold、strtol、strtoll、strtoul、strtoull、</text:span></text:p>
      <text:p text:style-name="P25">atof、atoi、atol、atoll等。</text:p>
      <text:p text:style-name="P26"/>
      <text:p text:style-name="P27"><text:span text:style-name="T30">string.h还提供了一些用于复制、比较与设置</text:span><text:span text:style-name="T6">内存</text:span><text:span text:style-name="T30">块的函数，这些函数名称以mem开头</text:span><text:span text:style-name="T32">，</text:span><text:span text:style-name="T30">内存块在标准C语言中用</text:span><text:span text:style-name="T31">void*类型指针指定</text:span><text:span text:style-name="T50">，常用函数原型如下：</text:span></text:p>
      <text:p text:style-name="P14"><text:span text:style-name="T34">void*</text:span><text:span text:style-name="T9"> </text:span><text:span text:style-name="T34">memchr</text:span><text:span text:style-name="T9">(</text:span><text:span text:style-name="T28">const </text:span><text:span text:style-name="T35">void</text:span><text:span text:style-name="T9"> *</text:span><text:span text:style-name="T36">ptr</text:span><text:span text:style-name="T9">, </text:span><text:span text:style-name="T37">int val, size_t len</text:span><text:span text:style-name="T9">);</text:span></text:p>
      <text:p text:style-name="P15"><text:span text:style-name="T39">int</text:span><text:span text:style-name="T9"> </text:span><text:span text:style-name="T34">mem</text:span><text:span text:style-name="T40">cmp</text:span><text:span text:style-name="T9">(</text:span><text:span text:style-name="T28">const </text:span><text:span text:style-name="T35">void</text:span><text:span text:style-name="T9"> *</text:span><text:span text:style-name="T36">ptr</text:span><text:span text:style-name="T41">1</text:span><text:span text:style-name="T9">, </text:span><text:span text:style-name="T41">const void *ptr2, </text:span><text:span text:style-name="T37">size_t len</text:span><text:span text:style-name="T9">);</text:span></text:p>
      <text:p text:style-name="P16"><text:span text:style-name="T39">int</text:span><text:span text:style-name="T9"> </text:span><text:span text:style-name="T34">mem</text:span><text:span text:style-name="T42">cpy</text:span><text:span text:style-name="T9">(</text:span><text:span text:style-name="T35">void</text:span><text:span text:style-name="T9"> *</text:span><text:span text:style-name="T43">dest</text:span><text:span text:style-name="T9">, </text:span><text:span text:style-name="T41">const void *</text:span><text:span text:style-name="T44">src</text:span><text:span text:style-name="T41">, </text:span><text:span text:style-name="T37">size_t len</text:span><text:span text:style-name="T9">);</text:span></text:p>
      <text:p text:style-name="P17"><text:span text:style-name="T39">int</text:span><text:span text:style-name="T9"> </text:span><text:span text:style-name="T34">mem</text:span><text:span text:style-name="T45">move</text:span><text:span text:style-name="T9">(</text:span><text:span text:style-name="T35">void</text:span><text:span text:style-name="T9"> *</text:span><text:span text:style-name="T43">dest</text:span><text:span text:style-name="T9">, </text:span><text:span text:style-name="T41">const void *</text:span><text:span text:style-name="T44">src</text:span><text:span text:style-name="T41">, </text:span><text:span text:style-name="T37">size_t len</text:span><text:span text:style-name="T9">);</text:span></text:p>
      <text:p text:style-name="P18"><text:span text:style-name="T47">void*</text:span><text:span text:style-name="T9"> </text:span><text:span text:style-name="T46">memset</text:span><text:span text:style-name="T9">(</text:span><text:span text:style-name="T35">void</text:span><text:span text:style-name="T9"> *</text:span><text:span text:style-name="T48">ptr</text:span><text:span text:style-name="T9">, </text:span><text:span text:style-name="T49">int val</text:span><text:span text:style-name="T41">, </text:span><text:span text:style-name="T37">size_t len</text:span><text:span text:style-name="T9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5-05T19:19:33</meta:creation-date>
    <meta:generator>LibreOffice/4.0.2.2$Linux_X86_64 LibreOffice_project/400m0$Build-2</meta:generator>
    <dc:date>2015-05-07T08:37:08</dc:date>
    <dc:creator>hanjunjie </dc:creator>
    <meta:editing-duration>PT1H31M26S</meta:editing-duration>
    <meta:editing-cycles>84</meta:editing-cycles>
    <meta:document-statistic meta:table-count="0" meta:image-count="0" meta:object-count="0" meta:page-count="2" meta:paragraph-count="34" meta:word-count="1071" meta:character-count="2211" meta:non-whitespace-character-count="2082"/>
  </office:meta>
</office:document-meta>
</file>